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7A7423042AE4BEF4.png" manifest:media-type="image/png"/>
  <manifest:file-entry manifest:full-path="Pictures/10000000000003C20000039BA877BD6C0A1B568A.png" manifest:media-type="image/png"/>
  <manifest:file-entry manifest:full-path="Pictures/1000000000000800000005E45AD869CFFFB0373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color="#ff0000" fo:font-size="14pt" style:font-size-asian="14pt" style:font-size-complex="14pt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fo:font-size="13pt" style:font-size-asian="13pt" style:font-size-complex="13pt"/>
    </style:style>
    <style:style style:name="P12" style:family="paragraph" style:parent-style-name="Standard" style:master-page-name="Standard">
      <style:paragraph-properties style:page-number="1"/>
    </style:style>
    <style:style style:name="T1" style:family="text">
      <style:text-properties fo:color="#cc0000" fo:font-size="21pt" style:text-underline-style="solid" style:text-underline-width="auto" style:text-underline-color="font-color" style:font-size-asian="21pt" style:font-size-complex="21pt"/>
    </style:style>
    <style:style style:name="T2" style:family="text">
      <style:text-properties fo:color="#0000ff"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color="#0000ff"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none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color="#ff0000" fo:font-size="14pt" style:font-size-asian="14pt" style:font-size-complex="14pt"/>
    </style:style>
    <style:style style:name="T8" style:family="text">
      <style:text-properties fo:color="#00ff00" fo:font-size="18pt" fo:font-weight="bold" style:font-size-asian="18pt" style:font-weight-asian="bold" style:font-size-complex="18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4.5pt" style:font-size-asian="14.5pt" style:font-size-complex="14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/><draw:frame draw:style-name="fr1" draw:name="image3.jpg" text:anchor-type="as-char" svg:width="6.2709in" svg:height="3.0535in" draw:z-index="0"><draw:image xlink:href="Pictures/1000000000000800000005E45AD869CFFFB03737.jpg" xlink:type="simple" xlink:show="embed" xlink:actuate="onLoad" loext:mime-type="image/jpeg"/></draw:frame></text:p>
      <text:p text:style-name="Standard"><draw:frame draw:style-name="fr1" draw:name="image1.png" text:anchor-type="as-char" svg:width="2.2709in" svg:height="2.1134in" draw:z-index="0"><draw:image xlink:href="Pictures/10000000000003C20000039BA877BD6C0A1B568A.png" xlink:type="simple" xlink:show="embed" xlink:actuate="onLoad" loext:mime-type="image/png"/></draw:frame><text:s text:c="34"/><draw:frame draw:style-name="fr1" draw:name="image2.png" text:anchor-type="as-char" svg:width="2.3437in" svg:height="2.4736in" draw:z-index="0"><draw:image xlink:href="Pictures/10000000000000E1000000E17A7423042AE4BEF4.png" xlink:type="simple" xlink:show="embed" xlink:actuate="onLoad" loext:mime-type="image/png"/></draw:frame></text:p>
      <text:p text:style-name="Standard"/>
      <text:p text:style-name="Standard"><text:span text:style-name="T1">ML Essentials: Report WOC</text:span></text:p>
      <text:p text:style-name="P1"/>
      <text:p text:style-name="Standard"><text:span text:style-name="T2">Week-1</text:span><text:span text:style-name="T3"> </text:span><text:span text:style-name="T4">(Learning period) </text:span></text:p>
      <text:p text:style-name="P1"/>
      <text:list xml:id="list3399730771" text:style-name="WWNum3">
        <text:list-item>
          <text:p text:style-name="P2"><text:span text:style-name="T4">Completed five weeks of Andrew Ng’s Machine Learning course on Coursera Platform. </text:span></text:p>
        </text:list-item>
        <text:list-item>
          <text:p text:style-name="P2"><text:span text:style-name="T4">Gone through the Python tutorials and object oriented programming with Python.</text:span></text:p>
        </text:list-item>
        <text:list-item>
          <text:p text:style-name="P2"><text:span text:style-name="T4">Gone through the essential libraries of machine learning in python. </text:span></text:p>
        </text:list-item>
      </text:list>
      <text:p text:style-name="Standard"><text:span text:style-name="T4"><text:s text:c="10"/>Numpy: primarily used for computation</text:span></text:p>
      <text:p text:style-name="Standard"><text:span text:style-name="T4"><text:s text:c="10"/>Pandas: for data manipulation and analysis</text:span></text:p>
      <text:p text:style-name="Standard"><text:span text:style-name="T4"><text:s text:c="10"/>Matplotlib: for visualisation of data by different plots</text:span></text:p>
      <text:p text:style-name="Standard"><text:span text:style-name="T4"><text:s text:c="10"/>Scikit Learn: for predictive data analysis.</text:span></text:p>
      <text:p text:style-name="P8"/>
      <text:p text:style-name="P8"/>
      <text:p text:style-name="P7"><text:span text:style-name="T2">Week-2 </text:span></text:p>
      <text:p text:style-name="P7"><text:span text:style-name="T4"><text:s text:c="3"/></text:span></text:p>
      <text:p text:style-name="P7"><text:span text:style-name="T7">EDA ( Exploratory Data Analysis)</text:span></text:p>
      <text:list xml:id="list3832300066" text:style-name="WWNum4">
        <text:list-item>
          <text:p text:style-name="P3"><text:span text:style-name="T4">Read articles on the topic EDA <text:s/>and explored different steps involved in EDA.</text:span></text:p>
        </text:list-item>
        <text:list-item>
          <text:p text:style-name="P3"><text:span text:style-name="T4">Basic data exploration: missing values, shape, info.</text:span></text:p>
        </text:list-item>
        <text:list-item>
          <text:p text:style-name="P3"><text:span text:style-name="T4">Analysed data through different plots (scatter plots, histograms ).</text:span></text:p>
        </text:list-item>
        <text:list-item>
          <text:p text:style-name="P3"><text:span text:style-name="T4">Handling Outliers: Analysed data through Boxplot if any outliers may be present in values of features.</text:span></text:p>
        </text:list-item>
        <text:list-item>
          <text:p text:style-name="P3"><text:span text:style-name="T4">Finding correlation between features.</text:span></text:p>
        </text:list-item>
        <text:list-item>
          <text:p text:style-name="P3"><text:span text:style-name="T4">Univariate analysis: <text:s/>Label column is analysed by taking individual <text:s text:c="2"/>variable features into consideration.</text:span></text:p>
        </text:list-item>
        <text:list-item>
          <text:p text:style-name="P3"><text:soft-page-break/><text:span text:style-name="T4">Bivariate analysis : Label column is analysed by taking both <text:s text:c="4"/>variable features into consideration.</text:span></text:p>
        </text:list-item>
        <text:list-item>
          <text:p text:style-name="P3"><text:span text:style-name="T4">Normalization and Scaling : Scaling the values present in feature columns to the same range.It is very useful in case of algorithms based on principle of euclidean distance.</text:span></text:p>
        </text:list-item>
      </text:list>
      <text:p text:style-name="P9"/>
      <text:p text:style-name="P7"><text:span text:style-name="T7">K-Means Clustering from Scratch</text:span></text:p>
      <text:list xml:id="list3555318231" text:style-name="WWNum5">
        <text:list-item>
          <text:p text:style-name="P4"><text:span text:style-name="T4">Read articles on K-Means from Cyberlabs resources.</text:span><text:span text:style-name="T7"> </text:span></text:p>
        </text:list-item>
        <text:list-item>
          <text:p text:style-name="P4"><text:span text:style-name="T4">Splitted the data for the training and testing part.</text:span></text:p>
        </text:list-item>
        <text:list-item>
          <text:p text:style-name="P4"><text:span text:style-name="T4">Randomly initialized four points as centroids of clusters.</text:span></text:p>
        </text:list-item>
        <text:list-item>
          <text:p text:style-name="P4"><text:span text:style-name="T4">For the training part: clusters are assigned to the training dataset on the basis of Euclidean distance from randomly assigned <text:s/>centeroids.</text:span></text:p>
        </text:list-item>
        <text:list-item>
          <text:p text:style-name="P4"><text:span text:style-name="T4">To reach the correct position of centroids, the mean value of all the data points present in each cluster is assigned <text:s/>to the centroids. Performed this step for multiple iterations until the position of centroids became almost constant.</text:span></text:p>
        </text:list-item>
        <text:list-item>
          <text:p text:style-name="P4"><text:span text:style-name="T4">Testing part: data points splitted for testing part is fitted in the model and predictions are made by model.</text:span></text:p>
        </text:list-item>
      </text:list>
      <text:p text:style-name="P8"/>
      <text:p text:style-name="P8"/>
      <text:p text:style-name="P8"/>
      <text:p text:style-name="P7"><text:span text:style-name="T8">MID EVALUATIONS</text:span></text:p>
      <text:p text:style-name="P7"><text:span text:style-name="T2">Week-3</text:span></text:p>
      <text:p text:style-name="Standard"><text:span text:style-name="T7">Decision Tree from scratch</text:span></text:p>
      <text:list xml:id="list673377" text:style-name="WWNum2">
        <text:list-item>
          <text:p text:style-name="P5"><text:span text:style-name="T4"><text:s/>Read the Decision tree algorithm <text:s/>from different resources about its different aspects : Nodes, Splitting, Branch, Entropy, Gini impurity, Information gain Types: Regressor and Classifier , Avoiding Overfitting.</text:span></text:p>
        </text:list-item>
        <text:list-item>
          <text:p text:style-name="P5"><text:span text:style-name="T4">Basic EDA is performed on given data to explore its different aspects.</text:span></text:p>
        </text:list-item>
        <text:list-item>
          <text:p text:style-name="P5"><text:span text:style-name="T4">As features contain categorical string type values which will affect our algorithm during calculation so Label Encoder is used to avoid such issues.</text:span></text:p>
        </text:list-item>
        <text:list-item>
          <text:p text:style-name="P5"><text:span text:style-name="T4">Preparing the data: As data may contain some information which is irrelevant to our analysis . Such features are dropped.</text:span></text:p>
        </text:list-item>
        <text:list-item>
          <text:p text:style-name="P5"><text:span text:style-name="T4">Splitting the dataset for training and testing part (4:1).</text:span></text:p>
        </text:list-item>
        <text:list-item>
          <text:p text:style-name="P5"><text:span text:style-name="T4">Methods for entropy and information gain are defined in a class named Decision_tree.</text:span></text:p>
        </text:list-item>
      </text:list>
      <text:p text:style-name="P10"/>
      <text:p text:style-name="P7"><text:span text:style-name="T2">Week-4</text:span></text:p>
      <text:p text:style-name="P7"><text:span text:style-name="T7">Implementing algorithm from Scikit Learn</text:span></text:p>
      <text:list xml:id="list2009035966" text:style-name="WWNum1">
        <text:list-item>
          <text:p text:style-name="P6"><text:span text:style-name="T6">K-Means implementation:</text:span><text:span text:style-name="T4"> <text:s/></text:span><text:span text:style-name="T9">K-Means model is imported from “sklearn.cluster”. Dataset is splitted into training and testing parts . The Elbow plot is plotted for getting appropriate K-value. Training or Fitting of the model by training data.In <text:s/>the testing part cluster is predicted by model for <text:s/>testing data.</text:span></text:p>
        </text:list-item>
      </text:list>
      <text:p text:style-name="P11"><text:soft-page-break/></text:p>
      <text:list xml:id="list234830483501679" text:continue-numbering="true" text:style-name="WWNum1">
        <text:list-item>
          <text:p text:style-name="P6"><text:span text:style-name="T6">Decision Tree implementation:</text:span><text:span text:style-name="T9"> Basic EDA is performed .Label encoding. Preparing data by dropping features irrelevant to our analysis. Splitting dataset for training and testing . Importing Decision Tree Classifier from “sklearn.tree”. Training or fitting the model by training data. Predicting label for testing dataset . Evaluating the prediction of model by Classification report and Confusion Matrix.</text:span></text:p>
        </text:list-item>
      </text:list>
      <text:p text:style-name="P11"/>
      <text:p text:style-name="P11"/>
      <text:p text:style-name="P7"><text:span text:style-name="T2">Personal Details:</text:span><text:span text:style-name="T10"> </text:span></text:p>
      <text:p text:style-name="P7"><text:span text:style-name="T4">Name : Brijesh Kumar</text:span></text:p>
      <text:p text:style-name="P7"><text:span text:style-name="T4">Registration no. - 20JE0279</text:span></text:p>
      <text:p text:style-name="P8"/>
      <text:p text:style-name="P7"><text:span text:style-name="T11"><text:s text:c="6"/>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6" meta:word-count="536" meta:character-count="3558" meta:non-whitespace-character-count="2984"/>
    <meta:generator>LibreOfficeDev/6.0.5.2$Linux_X86_64 LibreOffice_project/</meta:generator>
  </office:meta>
</office:document-meta>
</file>